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ans-Italic" svg:font-family="LiberationSans-Italic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Sans-Italic" fo:font-size="10pt" fo:language="none" fo:country="none" fo:font-style="italic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italic" style:font-weight-asian="normal" style:font-size-complex="10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72bf44"/>
    </style:style>
    <style:style style:name="ce1" style:family="table-cell" style:parent-style-name="Default">
      <style:table-cell-properties fo:background-color="#fff200"/>
    </style:style>
    <style:style style:name="ce4" style:family="table-cell" style:parent-style-name="Default">
      <style:text-properties style:font-name="LiberationSans-Italic" fo:language="none" fo:country="none" fo:font-style="italic" style:font-name-asian="LiberationSans-Italic" style:language-asian="none" style:country-asian="none" style:font-style-asian="italic" style:font-name-complex="LiberationSans-Italic" style:language-complex="none" style:country-complex="none" style:font-style-complex="italic"/>
    </style:style>
    <style:style style:name="T1" style:family="text">
      <style:text-properties style:font-name="LiberationSans-Italic" fo:font-style="italic" style:font-name-asian="LiberationSans-Italic" style:font-name-complex="LiberationSans-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ams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3" office:value-type="string" calcext:value-type="string">
            <text:p>nv_rams_rws dout failed, but pass the test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v_rams_rwspdout_r failed, dout failed, but pass the tester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nv_rams_rwspdout failed due to the same reason with 1&amp;2, haven’t tested on tester yet</text:p>
          </table:table-cell>
          <table:table-cell table:number-columns-repeated="7"/>
        </table:table-row>
        <table:table-row table:style-name="ro1" table:number-rows-repeated="10485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mac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module</text:p>
          </table:table-cell>
          <table:table-cell table:number-columns-repeated="4"/>
          <table:table-cell office:value-type="string" calcext:value-type="string">
            <text:p>PeekPokeT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activat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mac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in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_rt_out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REG_dual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_cor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_NVDLA_cm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V_NVDLA_CMAC_REG_singl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2"/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acc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4" office:value-type="string" calcext:value-type="string">
            <text:p>NV_NVDLA_CACC_CALC_int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<text:span text:style-name="T1">Unproven $equiv $auto$equiv_make.cc:241:find_same_wires$369: \out_partial_valid_gold \out_partial_valid_gate</text:span></text:p>
            <text:p><text:span text:style-name="T1">Unproven $equiv $auto$equiv_make.cc:241:find_same_wires$334: \out_final_valid_gold \out_final_valid_gate</text:span></text:p>
            <text:p><text:span text:style-name="T1">Unproven $equiv $auto$equiv_make.cc:241:find_same_wires$333: \out_final_sat_gold \out_final_sat_gate</text:span></text:p>
            <text:p><text:span text:style-name="T1">Unproven $equiv $auto$equiv_make.cc:270:find_same_wires$264: \i_sat_vld_gold \i_sat_vld_gate</text:span></text:p>
            <text:p><text:span text:style-name="T1">Unproven $equiv $auto$equiv_make.cc:270:find_same_wires$263: \i_sat_sel_gold \i_sat_sel_gate</text:span></text:p>
          </table:table-cell>
          <table:table-cell table:number-columns-repeated="7"/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b2csb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>
          <table:table-cell table:style-name="ce3" office:value-type="string" calcext:value-type="string">
            <text:p>Trying to prove $equiv for \rd_trans_low: failed.</text:p>
          </table:table-cell>
          <table:table-cell table:number-columns-repeated="7"/>
        </table:table-row>
        <table:table-row table:style-name="ro1" table:number-rows-repeated="104857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6" table:style-name="ta1">
        <table:table-column table:style-name="co1" table:number-columns-repeated="7" table:default-cell-style-name="Default"/>
        <table:table-column table:style-name="co1" table:default-cell-style-name="ce2"/>
        <table:table-row table:style-name="ro1" table:number-rows-repeated="10485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libs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5"/>
          <table:table-cell office:value-type="string" calcext:value-type="string">
            <text:p>ppt</text:p>
          </table:table-cell>
          <table:table-cell/>
          <table:table-cell office:value-type="string" calcext:value-type="string">
            <text:p>equiv_check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N2D4PO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KLNQD12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KLNQD12PO</text:p>
          </table:table-cell>
          <table:table-cell table:number-columns-repeated="4"/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BC_Pipe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IS_Pipe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UX2D4 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UX2HDD2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OR2D1</text:p>
          </table:table-cell>
          <table:table-cell table:number-columns-repeated="4"/>
          <table:table-cell office:value-type="string" calcext:value-type="string">
            <text:p>p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K_GATING</text:p>
          </table:table-cell>
          <table:table-cell table:number-columns-repeated="8"/>
          <table:table-cell office:value-type="string" calcext:value-type="string">
            <text:p>Failed on Firesim</text:p>
          </table:table-cell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_11/SO_CLK_gate_power/p_clkgate/_T_1423[21]_bret_bret_i_3__14' is driving clock pin of 24824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/SO_CLK_gate_power/p_clkgate/_T_1423[21]_bret_bret_i_3__29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a/u_NV_NVDLA_cmac/wrapper/NV_soDLA_cmac/NV_NVDLA_CMAC_core/NV_NVDLA_slcg/SO_CLK_gate_power/p_clkgate/_T_1423[21]_bret_bret_i_3__13' is driving clock pin of 2101 registers. This could lead to large hold time violations. First few involved registers are: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WARNING: [Place 30-568] A LUT 'WRAPPER_INST/CL/firesim_top/top/sim/target/nvdla/u_nvdla/nvdla_top/u_partition_mb/u_NV_NVDLA_cmac/wrapper/NV_soDLA_cmac/NV_NVDLA_CMAC_core/NV_NVDLA_slcg_11/SO_CLK_gate_power/p_clkgate/_T_1423[21]_bret_bret_i_3__30' is driving clock pin of 24816 registers. This could lead to large hold time violations. First few involved registers are:</text:p>
          </table:table-cell>
        </table:table-row>
        <table:table-row table:style-name="ro1" table:number-rows-repeated="104856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Sans-Italic" svg:font-family="LiberationSans-Italic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 style:data-style-name="N2" text:time-value="20:55:34.5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1.1$Windows_X86_64 LibreOffice_project/60bfb1526849283ce2491346ed2aa51c465abfe6</meta:generator>
    <dc:date>2019-12-13T00:45:05.676000000</dc:date>
    <meta:editing-duration>PT3H12M56S</meta:editing-duration>
    <meta:editing-cycles>2</meta:editing-cycles>
    <meta:document-statistic meta:table-count="6" meta:cell-count="51" meta:object-count="0"/>
  </office:meta>
</office:document-meta>
</file>